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paragraph-rsid="002f97c2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3abd4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d6637" officeooo:paragraph-rsid="001d6637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a5946" officeooo:paragraph-rsid="002a5946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a5946" officeooo:paragraph-rsid="0028f79f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a5946" officeooo:paragraph-rsid="0068a9b9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bb6d5" officeooo:paragraph-rsid="002bb6d5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bb6d5" officeooo:paragraph-rsid="005b43c1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fa985" officeooo:paragraph-rsid="003fa985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79dea" officeooo:paragraph-rsid="00279dea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79dea" officeooo:paragraph-rsid="0041bdfa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79dea" officeooo:paragraph-rsid="0040b7e0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79dea" officeooo:paragraph-rsid="004c4ae6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79dea" officeooo:paragraph-rsid="004f1be9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abd4c" officeooo:paragraph-rsid="003abd4c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abd4c" officeooo:paragraph-rsid="003572bd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801a4" officeooo:paragraph-rsid="0044366a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4706f0" officeooo:paragraph-rsid="005cc5fc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48828b" officeooo:paragraph-rsid="0048828b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51109d" officeooo:paragraph-rsid="00567979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51109d" officeooo:paragraph-rsid="0062e4aa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5971e9" officeooo:paragraph-rsid="005cc5fc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5cc5fc" officeooo:paragraph-rsid="005cc5fc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63e411" officeooo:paragraph-rsid="0063e411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8f79f" officeooo:paragraph-rsid="0068a9b9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1e3c43" officeooo:paragraph-rsid="0068a9b9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7350ff" officeooo:paragraph-rsid="0070f50c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7350ff" officeooo:paragraph-rsid="007350ff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6e2364" officeooo:paragraph-rsid="0076d34b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7053e0" officeooo:paragraph-rsid="007a9341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7d5110" officeooo:paragraph-rsid="007daa2a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fo:font-weight="bold" officeooo:rsid="002a5946" officeooo:paragraph-rsid="0068a9b9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/>
      <style:text-properties style:font-name="Ubuntu" fo:font-size="14pt" fo:font-weight="bold" officeooo:rsid="0028f79f" officeooo:paragraph-rsid="0068a9b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style:font-name="Ubuntu" fo:font-size="14pt" fo:font-weight="bold" officeooo:rsid="00279dea" officeooo:paragraph-rsid="008da294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/>
      <style:text-properties fo:font-variant="normal" fo:text-transform="none" fo:color="#1b1b1b" loext:opacity="100%" style:font-name="Ubuntu" fo:font-size="14pt" fo:letter-spacing="normal" fo:font-style="normal" fo:font-weight="normal" officeooo:rsid="0039d4ba" officeooo:paragraph-rsid="005b43c1" style:font-size-asian="14pt" style:font-size-complex="14pt"/>
    </style:style>
    <style:style style:name="P38" style:family="paragraph" style:parent-style-name="Standard">
      <style:paragraph-properties fo:line-height="150%"/>
      <style:text-properties fo:font-variant="normal" fo:text-transform="none" fo:color="#1b1b1b" loext:opacity="100%" style:font-name="Ubuntu" fo:font-size="14pt" fo:letter-spacing="normal" fo:font-style="normal" fo:font-weight="normal" officeooo:rsid="0039d4ba" officeooo:paragraph-rsid="005cc5fc" style:font-size-asian="14pt" style:font-size-complex="14pt"/>
    </style:style>
    <style:style style:name="P39" style:family="paragraph" style:parent-style-name="Standard">
      <style:paragraph-properties fo:line-height="150%"/>
      <style:text-properties fo:font-variant="normal" fo:text-transform="none" fo:color="#1b1b1b" loext:opacity="100%" style:font-name="Ubuntu" fo:font-size="14pt" fo:letter-spacing="normal" fo:font-style="normal" fo:font-weight="normal" officeooo:rsid="004706f0" officeooo:paragraph-rsid="005cc5fc" style:font-size-asian="14pt" style:font-size-complex="14pt"/>
    </style:style>
    <style:style style:name="P40" style:family="paragraph" style:parent-style-name="Standard">
      <style:paragraph-properties fo:line-height="150%"/>
      <style:text-properties fo:font-variant="normal" fo:text-transform="none" fo:color="#1b1b1b" loext:opacity="100%" style:font-name="Ubuntu" fo:font-size="14pt" fo:letter-spacing="normal" fo:font-style="normal" fo:font-weight="normal" officeooo:rsid="003572bd" officeooo:paragraph-rsid="004c4ae6" style:font-size-asian="14pt" style:font-size-complex="14pt"/>
    </style:style>
    <style:style style:name="P41" style:family="paragraph" style:parent-style-name="Text_20_body">
      <style:paragraph-properties fo:line-height="150%"/>
      <style:text-properties fo:font-variant="normal" fo:text-transform="none" fo:color="#1b1b1b" loext:opacity="100%" style:font-name="Ubuntu" fo:font-size="14pt" fo:font-style="normal" style:text-underline-style="solid" style:text-underline-width="auto" style:text-underline-color="font-color" fo:font-weight="normal" officeooo:rsid="002c436b" officeooo:paragraph-rsid="002c436b" style:font-size-asian="14pt" style:font-size-complex="14pt"/>
    </style:style>
    <style:style style:name="P42" style:family="paragraph" style:parent-style-name="Text_20_body">
      <style:paragraph-properties fo:line-height="150%"/>
      <style:text-properties fo:font-variant="normal" fo:text-transform="none" fo:color="#1b1b1b" loext:opacity="100%" style:font-name="Ubuntu" fo:font-size="14pt" fo:font-style="normal" style:text-underline-style="none" fo:font-weight="normal" officeooo:rsid="002c436b" officeooo:paragraph-rsid="002c436b" style:font-size-asian="14pt" style:font-size-complex="14pt"/>
    </style:style>
    <style:style style:name="P43" style:family="paragraph" style:parent-style-name="Text_20_body">
      <style:paragraph-properties fo:line-height="150%"/>
      <style:text-properties fo:font-variant="normal" fo:text-transform="none" fo:color="#1b1b1b" loext:opacity="100%" style:text-line-through-style="none" style:text-line-through-type="none" style:font-name="Ubuntu" fo:font-size="14pt" fo:font-style="normal" style:text-underline-style="none" fo:font-weight="normal" officeooo:rsid="002c436b" officeooo:paragraph-rsid="002c436b" style:text-blinking="false" style:font-size-asian="14pt" style:font-size-complex="14pt"/>
    </style:style>
    <style:style style:name="P44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style:font-size-asian="14pt" style:font-size-complex="14pt"/>
    </style:style>
    <style:style style:name="P45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paragraph-rsid="002f97c2" style:font-size-asian="14pt" style:font-size-complex="14pt"/>
    </style:style>
    <style:style style:name="P46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47" style:family="paragraph" style:parent-style-name="Heading_20_1">
      <style:paragraph-properties fo:line-height="150%"/>
      <style:text-properties fo:font-variant="normal" fo:text-transform="none" fo:color="#1b1b1b" loext:opacity="100%" style:font-name="Ubuntu" fo:font-size="14pt" fo:font-style="normal" fo:font-weight="normal" officeooo:rsid="002c436b" officeooo:paragraph-rsid="002c436b" style:font-size-asian="14pt" style:font-size-complex="14pt"/>
    </style:style>
    <style:style style:name="P4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c4ec2" officeooo:paragraph-rsid="009c4ec2" style:font-size-asian="14pt" style:font-size-complex="14pt"/>
    </style:style>
    <style:style style:name="P4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cf61f" officeooo:paragraph-rsid="009cf61f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871691" officeooo:paragraph-rsid="009cf61f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93bbce" officeooo:paragraph-rsid="009c4ec2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paragraph-rsid="00af1bf5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paragraph-rsid="00b2b61a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a1a4de" officeooo:paragraph-rsid="00a4f588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8a3590" officeooo:paragraph-rsid="008a3590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paragraph-rsid="0041bdfa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279dea" officeooo:paragraph-rsid="0041bdfa" style:font-size-asian="14pt" style:font-size-complex="14pt"/>
    </style:style>
    <style:style style:name="P58" style:family="paragraph" style:parent-style-name="Text_20_body">
      <style:paragraph-properties fo:line-height="150%"/>
      <style:text-properties style:font-name="Ubuntu" fo:font-size="14pt" officeooo:rsid="00279dea" officeooo:paragraph-rsid="0041bdfa" style:font-size-asian="14pt" style:font-size-complex="14pt"/>
    </style:style>
    <style:style style:name="P59" style:family="paragraph" style:parent-style-name="Text_20_body">
      <style:paragraph-properties fo:line-height="150%"/>
      <style:text-properties fo:font-variant="normal" fo:text-transform="none" fo:color="#1b1b1b" loext:opacity="100%" style:text-line-through-style="none" style:text-line-through-type="none" style:font-name="Ubuntu" fo:font-size="14pt" fo:font-style="normal" style:text-underline-style="none" fo:font-weight="normal" officeooo:paragraph-rsid="002db64a" style:text-blinking="false" style:font-size-asian="14pt" style:font-size-complex="14pt"/>
    </style:style>
    <style:style style:name="P60" style:family="paragraph" style:parent-style-name="Text_20_body">
      <style:paragraph-properties fo:line-height="150%"/>
      <style:text-properties style:font-name="Ubuntu" fo:font-size="14pt" officeooo:rsid="008a3590" officeooo:paragraph-rsid="00a1a4de" style:font-size-asian="14pt" style:font-size-complex="14pt"/>
    </style:style>
    <style:style style:name="P61" style:family="paragraph" style:parent-style-name="Text_20_body">
      <style:paragraph-properties fo:line-height="150%"/>
      <style:text-properties style:font-name="Ubuntu" fo:font-size="14pt" officeooo:paragraph-rsid="00a8d95e" style:font-size-asian="14pt" style:font-size-complex="14pt"/>
    </style:style>
    <style:style style:name="P62" style:family="paragraph" style:parent-style-name="Text_20_body">
      <style:paragraph-properties fo:padding="0.049cm" fo:border="0.06pt solid #d9d9e3"/>
    </style:style>
    <style:style style:name="P63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fo:font-variant="normal" fo:text-transform="none" fo:color="#1b1b1b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3abd4c" fo:background-color="transparent" loext:char-shading-value="0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7c8977" fo:background-color="transparent" loext:char-shading-value="0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94d2bf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9c4ec2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a39540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a3bbcb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a43c44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a4afde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a4f588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aaa384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aba372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ad6027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b0b9d0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b2b61a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9cf61f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af1bf5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b65fe0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b96a5a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871691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93bbce"/>
    </style:style>
    <style:style style:name="T23" style:family="text">
      <style:text-properties fo:font-variant="normal" fo:text-transform="none" fo:color="#000000" loext:opacity="100%" fo:letter-spacing="normal" fo:font-style="normal" fo:font-weight="bold" officeooo:rsid="009c4ec2" style:font-weight-asian="bold" style:font-weight-complex="bold"/>
    </style:style>
    <style:style style:name="T24" style:family="text">
      <style:text-properties fo:font-variant="normal" fo:text-transform="none" fo:color="#000000" loext:opacity="100%" fo:letter-spacing="normal" fo:font-style="normal" fo:font-weight="bold" officeooo:rsid="009cf61f" style:font-weight-asian="bold" style:font-weight-complex="bold"/>
    </style:style>
    <style:style style:name="T25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93bbce" style:font-size-asian="14pt" style:font-size-complex="14pt"/>
    </style:style>
    <style:style style:name="T26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871691" style:font-size-asian="14pt" style:font-size-complex="14pt"/>
    </style:style>
    <style:style style:name="T27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aaa384" style:font-size-asian="14pt" style:font-size-complex="14pt"/>
    </style:style>
    <style:style style:name="T28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ad6027" style:font-size-asian="14pt" style:font-size-complex="14pt"/>
    </style:style>
    <style:style style:name="T29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9cf61f" style:font-size-asian="14pt" style:font-size-complex="14pt"/>
    </style:style>
    <style:style style:name="T30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af1bf5" style:font-size-asian="14pt" style:font-size-complex="14pt"/>
    </style:style>
    <style:style style:name="T31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aba372" style:font-size-asian="14pt" style:font-size-complex="14pt"/>
    </style:style>
    <style:style style:name="T32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b0b9d0" style:font-size-asian="14pt" style:font-size-complex="14pt"/>
    </style:style>
    <style:style style:name="T33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b2b61a" style:font-size-asian="14pt" style:font-size-complex="14pt"/>
    </style:style>
    <style:style style:name="T34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b65fe0" style:font-size-asian="14pt" style:font-size-complex="14pt"/>
    </style:style>
    <style:style style:name="T35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b81c02" style:font-size-asian="14pt" style:font-size-complex="14pt"/>
    </style:style>
    <style:style style:name="T36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b96a5a" style:font-size-asian="14pt" style:font-size-complex="14pt"/>
    </style:style>
    <style:style style:name="T37" style:family="text">
      <style:text-properties fo:font-variant="normal" fo:text-transform="none" fo:color="#000000" loext:opacity="100%" style:font-name="S hne" fo:font-size="10.9499998092651pt" fo:letter-spacing="normal" fo:font-style="normal" fo:font-weight="normal" officeooo:rsid="00b2b61a"/>
    </style:style>
    <style:style style:name="T38" style:family="text">
      <style:text-properties fo:font-variant="normal" fo:text-transform="none" fo:color="#000000" loext:opacity="100%" style:font-name="S hne" fo:font-size="10.9499998092651pt" fo:letter-spacing="normal" fo:font-style="normal" fo:font-weight="bold" officeooo:rsid="009c4ec2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000000" loext:opacity="100%" style:font-name="S hne" fo:font-size="10.9499998092651pt" fo:letter-spacing="normal" fo:font-style="normal" fo:font-weight="bold" officeooo:rsid="009cf61f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000000" loext:opacity="100%" style:font-name="Söhne Mono" fo:font-size="9.60000038146973pt" fo:letter-spacing="normal" fo:font-style="normal" fo:font-weight="normal" officeooo:rsid="00ad6027"/>
    </style:style>
    <style:style style:name="T41" style:family="text">
      <style:text-properties fo:font-variant="normal" fo:text-transform="none" fo:color="#000000" loext:opacity="100%" style:font-name="Söhne Mono" fo:font-size="9.60000038146973pt" fo:letter-spacing="normal" fo:font-style="normal" fo:font-weight="normal" officeooo:rsid="00b2b61a" fo:background-color="transparent" loext:char-shading-value="0" style:font-size-asian="14pt" style:font-size-complex="14pt" loext:padding="0.049cm" loext:border="0.06pt solid #d9d9e3"/>
    </style:style>
    <style:style style:name="T42" style:family="text">
      <style:text-properties fo:font-variant="normal" fo:text-transform="none" fo:color="#000000" loext:opacity="100%" fo:font-size="10.9499998092651pt" fo:letter-spacing="normal" fo:font-style="normal" fo:font-weight="normal" officeooo:rsid="009cf61f" style:font-size-asian="14pt" style:font-size-complex="14pt"/>
    </style:style>
    <style:style style:name="T43" style:family="text">
      <style:text-properties fo:font-variant="normal" fo:text-transform="none" fo:color="#000000" loext:opacity="100%" fo:font-size="10.9499998092651pt" fo:letter-spacing="normal" fo:font-style="normal" fo:font-weight="normal" officeooo:rsid="00aaa384" style:font-size-asian="14pt" style:font-size-complex="14pt"/>
    </style:style>
    <style:style style:name="T44" style:family="text">
      <style:text-properties fo:font-variant="normal" fo:text-transform="none" fo:color="#000000" loext:opacity="100%" fo:font-size="10.9499998092651pt" fo:letter-spacing="normal" fo:font-style="normal" fo:font-weight="normal" officeooo:rsid="00ad6027" style:font-size-asian="14pt" style:font-size-complex="14pt"/>
    </style:style>
    <style:style style:name="T45" style:family="text">
      <style:text-properties fo:font-variant="normal" fo:text-transform="none" fo:color="#000000" loext:opacity="100%" fo:font-size="10.9499998092651pt" fo:letter-spacing="normal" fo:font-style="normal" fo:font-weight="normal" officeooo:rsid="00af1bf5" style:font-size-asian="14pt" style:font-size-complex="14pt"/>
    </style:style>
    <style:style style:name="T46" style:family="text">
      <style:text-properties fo:font-variant="normal" fo:text-transform="none" fo:color="#000000" loext:opacity="100%" fo:font-size="10.9499998092651pt" fo:letter-spacing="normal" fo:font-style="normal" fo:font-weight="normal" officeooo:rsid="00aba372" style:font-size-asian="14pt" style:font-size-complex="14pt"/>
    </style:style>
    <style:style style:name="T47" style:family="text">
      <style:text-properties fo:font-variant="normal" fo:text-transform="none" fo:color="#000000" loext:opacity="100%" fo:font-size="10.9499998092651pt" fo:letter-spacing="normal" fo:font-style="normal" fo:font-weight="normal" officeooo:rsid="00b0b9d0" style:font-size-asian="14pt" style:font-size-complex="14pt"/>
    </style:style>
    <style:style style:name="T48" style:family="text">
      <style:text-properties fo:font-variant="normal" fo:text-transform="none" fo:color="#000000" loext:opacity="100%" fo:font-size="10.9499998092651pt" fo:letter-spacing="normal" fo:font-style="normal" fo:font-weight="normal" officeooo:rsid="00b2b61a" style:font-size-asian="14pt" style:font-size-complex="14pt"/>
    </style:style>
    <style:style style:name="T49" style:family="text">
      <style:text-properties fo:font-variant="normal" fo:text-transform="none" fo:color="#000000" loext:opacity="100%" fo:font-size="10.9499998092651pt" fo:letter-spacing="normal" fo:font-style="normal" fo:font-weight="normal" officeooo:rsid="00b65fe0" style:font-size-asian="14pt" style:font-size-complex="14pt"/>
    </style:style>
    <style:style style:name="T50" style:family="text">
      <style:text-properties fo:font-variant="normal" fo:text-transform="none" fo:color="#000000" loext:opacity="100%" fo:font-size="10.9499998092651pt" fo:letter-spacing="normal" fo:font-style="normal" fo:font-weight="normal" officeooo:rsid="00b96a5a" style:font-size-asian="14pt" style:font-size-complex="14pt"/>
    </style:style>
    <style:style style:name="T51" style:family="text">
      <style:text-properties fo:font-variant="normal" fo:text-transform="none" fo:color="#000000" loext:opacity="100%" fo:font-size="10.9499998092651pt" fo:letter-spacing="normal" fo:font-style="normal" fo:font-weight="normal" officeooo:rsid="00871691" style:font-size-asian="14pt" style:font-size-complex="14pt"/>
    </style:style>
    <style:style style:name="T52" style:family="text">
      <style:text-properties fo:font-variant="normal" fo:text-transform="none" fo:color="#000000" loext:opacity="100%" fo:font-size="10.9499998092651pt" fo:letter-spacing="normal" fo:font-style="normal" fo:font-weight="normal" officeooo:rsid="0093bbce" style:font-size-asian="14pt" style:font-size-complex="14pt"/>
    </style:style>
    <style:style style:name="T53" style:family="text">
      <style:text-properties fo:font-variant="normal" fo:text-transform="none" fo:color="#000000" loext:opacity="100%" fo:font-size="10.9499998092651pt" fo:letter-spacing="normal" fo:font-style="normal" fo:font-weight="normal" officeooo:rsid="00b2b61a"/>
    </style:style>
    <style:style style:name="T54" style:family="text">
      <style:text-properties fo:font-variant="normal" fo:text-transform="none" fo:color="#000000" loext:opacity="100%" fo:font-size="10.9499998092651pt" fo:letter-spacing="normal" fo:font-style="normal" fo:font-weight="bold" officeooo:rsid="009c4ec2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loext:opacity="100%" fo:font-size="10.9499998092651pt" fo:letter-spacing="normal" fo:font-style="normal" fo:font-weight="bold" officeooo:rsid="009cf61f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000000" loext:opacity="100%" fo:font-size="9.60000038146973pt" fo:letter-spacing="normal" fo:font-style="normal" fo:font-weight="normal" officeooo:rsid="00ad6027"/>
    </style:style>
    <style:style style:name="T57" style:family="text">
      <style:text-properties fo:font-variant="normal" fo:text-transform="none" fo:color="#000000" loext:opacity="100%" fo:font-size="9.60000038146973pt" fo:letter-spacing="normal" fo:font-style="normal" fo:font-weight="normal" officeooo:rsid="00b2b61a" fo:background-color="transparent" loext:char-shading-value="0" style:font-size-asian="14pt" style:font-size-complex="14pt" loext:padding="0.049cm" loext:border="0.06pt solid #d9d9e3"/>
    </style:style>
    <style:style style:name="T58" style:family="text">
      <style:text-properties fo:font-variant="normal" fo:text-transform="none" fo:color="#000000" loext:opacity="100%" style:font-name="Ubuntu" fo:font-size="9.60000038146973pt" fo:letter-spacing="normal" fo:font-style="normal" fo:font-weight="normal" officeooo:rsid="00b2b61a" fo:background-color="transparent" loext:char-shading-value="0" style:font-size-asian="14pt" style:font-size-complex="14pt" loext:padding="0.049cm" loext:border="0.06pt solid #d9d9e3"/>
    </style:style>
    <style:style style:name="T59" style:family="text">
      <style:text-properties fo:font-variant="normal" fo:text-transform="none" fo:color="#000000" loext:opacity="100%" style:font-name="Ubuntu" fo:letter-spacing="normal" fo:font-style="normal" fo:font-weight="normal" officeooo:rsid="00b2b61a" fo:background-color="transparent" loext:char-shading-value="0" loext:padding="0.049cm" loext:border="0.06pt solid #d9d9e3"/>
    </style:style>
    <style:style style:name="T60" style:family="text">
      <style:text-properties officeooo:rsid="002a5946"/>
    </style:style>
    <style:style style:name="T61" style:family="text">
      <style:text-properties fo:font-weight="bold" officeooo:rsid="002f97c2" style:font-weight-asian="bold" style:font-weight-complex="bold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font-size="14pt" officeooo:rsid="00279dea" style:font-size-asian="14pt" style:font-size-complex="14pt"/>
    </style:style>
    <style:style style:name="T64" style:family="text">
      <style:text-properties fo:font-size="14pt" officeooo:rsid="00a021c9" style:font-size-asian="14pt" style:font-size-complex="14pt"/>
    </style:style>
    <style:style style:name="T65" style:family="text">
      <style:text-properties fo:font-size="14pt" officeooo:rsid="008c1663" style:font-size-asian="14pt" style:font-size-complex="14pt"/>
    </style:style>
    <style:style style:name="T66" style:family="text">
      <style:text-properties fo:font-size="14pt" officeooo:rsid="00a8d95e" style:font-size-asian="14pt" style:font-size-complex="14pt"/>
    </style:style>
    <style:style style:name="T67" style:family="text">
      <style:text-properties fo:font-size="14pt" officeooo:rsid="008da294" style:font-size-asian="14pt" style:font-size-complex="14pt"/>
    </style:style>
    <style:style style:name="T68" style:family="text">
      <style:text-properties fo:font-size="14pt" officeooo:rsid="008536df" style:font-size-asian="14pt" style:font-size-complex="14pt"/>
    </style:style>
    <style:style style:name="T69" style:family="text">
      <style:text-properties officeooo:rsid="0045c26f"/>
    </style:style>
    <style:style style:name="T70" style:family="text">
      <style:text-properties officeooo:rsid="00499419"/>
    </style:style>
    <style:style style:name="T71" style:family="text">
      <style:text-properties officeooo:rsid="00279dea"/>
    </style:style>
    <style:style style:name="T72" style:family="text">
      <style:text-properties officeooo:rsid="004c4ae6"/>
    </style:style>
    <style:style style:name="T73" style:family="text">
      <style:text-properties officeooo:rsid="0052c1ed"/>
    </style:style>
    <style:style style:name="T74" style:family="text">
      <style:text-properties officeooo:rsid="0054b66d"/>
    </style:style>
    <style:style style:name="T75" style:family="text">
      <style:text-properties officeooo:rsid="0055190f"/>
    </style:style>
    <style:style style:name="T76" style:family="text">
      <style:text-properties officeooo:rsid="00567979"/>
    </style:style>
    <style:style style:name="T77" style:family="text">
      <style:text-properties officeooo:rsid="00587504"/>
    </style:style>
    <style:style style:name="T78" style:family="text">
      <style:text-properties officeooo:rsid="00592c2d"/>
    </style:style>
    <style:style style:name="T79" style:family="text">
      <style:text-properties officeooo:rsid="005b43c1"/>
    </style:style>
    <style:style style:name="T80" style:family="text">
      <style:text-properties officeooo:rsid="005cc5fc"/>
    </style:style>
    <style:style style:name="T81" style:family="text">
      <style:text-properties officeooo:rsid="00656ec2"/>
    </style:style>
    <style:style style:name="T82" style:family="text">
      <style:text-properties officeooo:rsid="006664aa"/>
    </style:style>
    <style:style style:name="T83" style:family="text">
      <style:text-properties officeooo:rsid="00684075"/>
    </style:style>
    <style:style style:name="T84" style:family="text">
      <style:text-properties officeooo:rsid="003abd4c"/>
    </style:style>
    <style:style style:name="T85" style:family="text">
      <style:text-properties officeooo:rsid="0070f50c"/>
    </style:style>
    <style:style style:name="T86" style:family="text">
      <style:text-properties officeooo:rsid="0076d34b"/>
    </style:style>
    <style:style style:name="T87" style:family="text">
      <style:text-properties officeooo:rsid="006ea3b1"/>
    </style:style>
    <style:style style:name="T88" style:family="text">
      <style:text-properties officeooo:rsid="00776e1e"/>
    </style:style>
    <style:style style:name="T89" style:family="text">
      <style:text-properties officeooo:rsid="007350ff"/>
    </style:style>
    <style:style style:name="T90" style:family="text">
      <style:text-properties officeooo:rsid="00779d0a"/>
    </style:style>
    <style:style style:name="T91" style:family="text">
      <style:text-properties officeooo:rsid="007a9341"/>
    </style:style>
    <style:style style:name="T92" style:family="text">
      <style:text-properties officeooo:rsid="007c8977"/>
    </style:style>
    <style:style style:name="T93" style:family="text">
      <style:text-properties officeooo:rsid="007daa2a"/>
    </style:style>
    <style:style style:name="T94" style:family="text">
      <style:text-properties officeooo:rsid="007e1b6e"/>
    </style:style>
    <style:style style:name="T95" style:family="text">
      <style:text-properties officeooo:rsid="008016c5"/>
    </style:style>
    <style:style style:name="T96" style:family="text">
      <style:text-properties officeooo:rsid="0080b22a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style:font-name="Ubuntu" fo:font-size="14pt" officeooo:rsid="008536df" style:font-size-asian="14pt" style:font-size-complex="14pt"/>
    </style:style>
    <style:style style:name="T99" style:family="text">
      <style:text-properties style:font-name="Ubuntu" fo:font-size="14pt" officeooo:rsid="008c1663" style:font-size-asian="14pt" style:font-size-complex="14pt"/>
    </style:style>
    <style:style style:name="T100" style:family="text">
      <style:text-properties style:font-name="Ubuntu" fo:font-size="14pt" officeooo:rsid="008da294" style:font-size-asian="14pt" style:font-size-complex="14pt"/>
    </style:style>
    <style:style style:name="T101" style:family="text">
      <style:text-properties style:font-name="Ubuntu" fo:font-size="14pt" officeooo:rsid="00a8d95e" style:font-size-asian="14pt" style:font-size-complex="14pt"/>
    </style:style>
    <style:style style:name="T102" style:family="text">
      <style:text-properties officeooo:rsid="008c1663"/>
    </style:style>
    <style:style style:name="T103" style:family="text">
      <style:text-properties officeooo:rsid="00a8d95e"/>
    </style:style>
    <style:style style:name="T104" style:family="text">
      <style:text-properties officeooo:rsid="008da294"/>
    </style:style>
    <style:style style:name="T105" style:family="text">
      <style:text-properties officeooo:rsid="008536df"/>
    </style:style>
    <style:style style:name="T106" style:family="text">
      <style:text-properties officeooo:rsid="00a021c9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Event Loop 01</text:h>
      <text:p text:style-name="P26">O event loop é um mecanismo <text:span text:style-name="T81">interno </text:span>que controla <text:span text:style-name="T81">o ecossistema de</text:span> execução dos codigos no javascript. <text:span text:style-name="T82">É</text:span><text:span text:style-name="T81"> a engrenagem que faz tudo girar, </text:span><text:span text:style-name="T82">controlando a call stack </text:span><text:span text:style-name="T83">e </text:span><text:span text:style-name="T82">a event queue. </text:span><text:span text:style-name="T83">Movendo, removendo, adicionando e executando codigo</text:span><text:span text:style-name="T82">.</text:span></text:p>
      <text:p text:style-name="P23"/>
      <text:p text:style-name="P22"><text:span text:style-name="T83">V</text:span>ai monitorar a call stack (pilha de chamadas) e a event queue (fila de eventos/retorno). <text:span text:style-name="T73">Se a call stack estiver vazia </text:span><text:span text:style-name="T75">o event loop vai pegar o </text:span><text:span text:style-name="T69">primeiro evento da </text:span><text:span text:style-name="T76">event queue</text:span><text:span text:style-name="T69"> e vai empurrar para a call stack, que </text:span><text:span text:style-name="T75">então </text:span><text:span text:style-name="T76">será executado</text:span><text:span text:style-name="T75">.</text:span><text:span text:style-name="T70">Se não estiver </text:span><text:span text:style-name="T77">vazia é</text:span><text:span text:style-name="T70"> </text:span><text:span text:style-name="T78">a função</text:span><text:span text:style-name="T74"> atual</text:span><text:span text:style-name="T70"> </text:span><text:span text:style-name="T77">que </text:span><text:span text:style-name="T70">será processad</text:span><text:span text:style-name="T78">a</text:span></text:p>
      <text:p text:style-name="P16"/>
      <text:p text:style-name="P24"><text:span text:style-name="T83">O event loop é</text:span> um fluxo de controle determinado por eventos ou alterações de estados. <text:span text:style-name="T80">Organizando</text:span><text:span text:style-name="T79"> para que as tarefas sejam executadas em uma ordem pré determinada de acordo com as prioridades das tarefas</text:span></text:p>
      <text:p text:style-name="P37"/>
      <text:p text:style-name="P21"><text:span text:style-name="T83">É ele quem </text:span>esta por trás da programação assincrona. Todas as operações são executadas em um único thread, mas usando algumas estruturas de dados inteligentes é dado a ilusão de multithreading</text:p>
      <text:p text:style-name="P19">__________________________________<text:span text:style-name="T71">___________________________________</text:span></text:p>
      <text:h text:style-name="P1" text:outline-level="2">Call Stack <text:span text:style-name="T72">(Pilha de Chamadas)</text:span></text:h>
      <text:p text:style-name="P33">A call stack é uma pilha que armazena <text:span text:style-name="T93">tarefas/</text:span><text:span text:style-name="T95">chamadas</text:span><text:span text:style-name="T93"> que estão sendo executadas no momento ou que estão esperando para serem executadas no futuro, </text:span><text:span text:style-name="T94">quando elas terminam elas são removidas <text:s/>dessa pilha. </text:span><text:span text:style-name="T96">C</text:span><text:span text:style-name="T94">ada nova tarefa é colocada em cima da anterior, formando uma torre.</text:span></text:p>
      <text:p text:style-name="P31"/>
      <text:p text:style-name="P31">A call stack é responsavel por acompanhar todas as operações em linha a serem executadas. Sempre que uma função é concluida, ela é removida da pilha. <text:span text:style-name="T86">A pilha ou heap é </text:span><text:span text:style-name="T87">uma grande região de memoria</text:span></text:p>
      <text:p text:style-name="P32"><text:soft-page-break/>A call stack é usada para gerenciar a execução de funções em um programa. <text:span text:style-name="T91">Rastreando onde o programa esta em sua execução e qual função esta sendo executada no momento.</text:span></text:p>
      <text:p text:style-name="P32">Quando uma função é chamada, ela é adicionada à call stack. Essa pilha mantém o controle sobre a ordem de execução das funç<text:span text:style-name="T85">ões</text:span>. Quando uma função é concluida <text:span text:style-name="T88">(</text:span><text:span text:style-name="T89">uma tarefa é executada</text:span><text:span text:style-name="T88">)</text:span> ela é removida da pilha de chamadas <text:span text:style-name="T84">permitindo que a execução continue de onde parou antes da chamada da função, </text:span><text:span text:style-name="T88">fazendo </text:span><text:span text:style-name="T89">a fila sempre se move</text:span><text:span text:style-name="T91">r</text:span><text:span text:style-name="T89"> e </text:span><text:span text:style-name="T91">permitindo que a</text:span><text:span text:style-name="T89"> próxima tarefa </text:span><text:span text:style-name="T91">possa</text:span><text:span text:style-name="T89"> ser executada</text:span><text:span text:style-name="T84">.</text:span></text:p>
      <text:p text:style-name="P29"/>
      <text:p text:style-name="P30">É uma fila invisivel onde o computador guarda todas as tarefas que ele precisa fazer. <text:span text:style-name="T84">Quando uma nova tarefa é adicionada à fila, ela vai para o final dela e espera sua vez de ser executada. </text:span>Ajuda<text:span text:style-name="T90">ndo</text:span> o computador a organizar suas tarefas e garantir que ela sejam <text:span text:style-name="T3">chamadas e executadas na ordem correta, </text:span><text:span text:style-name="T4">controlando o fluxo de execução do programa</text:span><text:span text:style-name="T3"> </text:span>, sem confusão ou erros <text:span text:style-name="T92">como loops infinitos ou estouro de memoria</text:span></text:p>
      <text:p text:style-name="P13">_____________________________________________________________________</text:p>
      <text:h text:style-name="P1" text:outline-level="2">Event Queue</text:h>
      <text:p text:style-name="P51"><text:span text:style-name="T2">O event queue é uma fila que armazena </text:span><text:span text:style-name="T5">tarefas assincronas, </text:span><text:span text:style-name="T6">organizadas em micro e macro tasks para a coordenação da execução.</text:span></text:p>
      <text:p text:style-name="P48"/>
      <text:p text:style-name="P52"><text:span text:style-name="T23">M</text:span><text:span text:style-name="T24">icrotasks –</text:span><text:span text:style-name="T17"> </text:span><text:span text:style-name="T12">São as tarefas com maior prioridade, incluem </text:span><text:span text:style-name="T14">Promises, queueMicrotask() que permite adicionar qualquer função na fila de microtasks e </text:span><text:span text:style-name="T18">algumas </text:span><text:span text:style-name="T14">APIs ou bibliotecas. São executadas antes da próxima renderização do navegador (atualização do DOM e execução de outras tarefas relacionadas à interface do usuário) ou antes das macrotasks. </text:span><text:span text:style-name="T13">É </text:span><text:span text:style-name="T18">basicamente uma lista que vem antes do event queue e que armazena </text:span><text:span text:style-name="T13">cert</text:span><text:span text:style-name="T18">a</text:span><text:span text:style-name="T13">s </text:span><text:span text:style-name="T18">tarefas</text:span><text:span text:style-name="T13">, </text:span><text:span text:style-name="T18">no final jogando elas no event queue antes das macros</text:span></text:p>
      <text:p text:style-name="P53"><text:soft-page-break/><text:span text:style-name="T24">Macrotasks –</text:span><text:span text:style-name="T17"> </text:span><text:span text:style-name="T15">São as tarefas com menor prioridade, incluem </text:span><text:span text:style-name="T16">eventos do DOM, como cliques do mouse, mudanças de foco e carregamento de recursos externos, temporizadores como setTimeout(), requisições de rede e requestAnimationFrame(). <text:s/></text:span><text:span text:style-name="T14">São executadas </text:span><text:span text:style-name="T19">antes da próxima renderização apenas se não tiver microtasks pendentes. </text:span><text:span text:style-name="T20">É uma lista igual a microtask só que vai pegar outros tipos de tarefas</text:span></text:p>
      <text:p text:style-name="P49"/>
      <text:p text:style-name="P54"><text:span text:style-name="T2">É basicamente </text:span><text:span text:style-name="T7">um organizador, responsavel principalmente pelas Promises, fazendo </text:span><text:span text:style-name="T8">elas serem executadas sem travar </text:span><text:span text:style-name="T9">o fluxo principal. </text:span><text:span text:style-name="T11">Lançando elas na call stack apenas quando a call stack estiver vazia, ou seja, </text:span><text:span text:style-name="T10">quando <text:s/></text:span><text:span text:style-name="T11">não tiver mais </text:span><text:span text:style-name="T10">funções sincronas </text:span><text:span text:style-name="T11">para executar</text:span></text:p>
      <text:p text:style-name="P50"/>
      <text:p text:style-name="P61"><text:span text:style-name="T21">O event queue é uma fila que contém eventos de entrada ou saída, como cliques de mouse, solicitações de rede, respostas de servidor </text:span><text:span text:style-name="T22">e outras interações do usuário</text:span><text:span text:style-name="T102">. </text:span><text:span text:style-name="T103">É</text:span><text:span text:style-name="T102"> responsavel por enviar novas funções à pilha para processamento. </text:span><text:span text:style-name="T104">Segu</text:span><text:span text:style-name="T103">indo</text:span><text:span text:style-name="T104"> a estrutura de dados da fila para manter a sequencia correta</text:span><text:span text:style-name="T105">. </text:span></text:p>
      <text:p text:style-name="P60"/>
      <text:p text:style-name="P55">Em algum momento durante o loop de eventos as mensagem na fila começam a ser tratas. <text:span text:style-name="T106">C</text:span>riando um novo quadro de pilha para uso dessa função. Até a pilha estar novamente vazia o processamento das funções continua. <text:span text:style-name="T71">Em seguida, o loop de eventos processará a próxima mensagem na fila (se houver)</text:span></text:p>
      <text:p text:style-name="P56"><text:span text:style-name="T71">_____________________________________________________________________</text:span></text:p>
      <text:h text:style-name="P1" text:outline-level="2">Browser APIs</text:h>
      <text:p text:style-name="P12"/>
      <text:p text:style-name="P13"/>
      <text:p text:style-name="P13"/>
      <text:p text:style-name="P13"><text:soft-page-break/></text:p>
      <text:p text:style-name="P13"/>
      <text:p text:style-name="P13"/>
      <text:p text:style-name="P58">As Browser APIs são um conjunto de interfaces de programação de aplicativos (APIs) fornecidas pelos navegadores web modernos que permitem que os desenvolvedores criem aplicativos web interativos e dinâmicos. Essas APIs fornecem acesso a recursos do sistema, como a capacidade de manipular o DOM, criar e manipular cookies, fazer requisições HTTP, acessar a geolocalização e muito mais.</text:p>
      <text:p text:style-name="P62">Algumas das principais categorias de Browser APIs incluem:</text:p>
      <text:list xml:id="list1369060734" text:style-name="L1">
        <text:list-item>
          <text:p text:style-name="P63">DOM APIs: permitem que os desenvolvedores manipulem o conteúdo, estilo e estrutura do documento HTML de uma página web.</text:p>
        </text:list-item>
        <text:list-item>
          <text:p text:style-name="P63">Web APIs: permitem que os desenvolvedores façam chamadas de rede, armazenem dados no navegador, controlem a exibição da tela, manipulem o som e o vídeo, além de muitas outras coisas.</text:p>
        </text:list-item>
        <text:list-item>
          <text:p text:style-name="P63">APIs de eventos: permitem que os desenvolvedores monitorem eventos do navegador, como cliques do mouse, pressionamentos de teclas, movimentos do mouse e muito mais.</text:p>
        </text:list-item>
        <text:list-item>
          <text:p text:style-name="P63">APIs de tempo: permitem que os desenvolvedores agendem tarefas para serem executadas em intervalos específicos ou em momentos específicos.</text:p>
        </text:list-item>
      </text:list>
      <text:p text:style-name="P62">Essas APIs são fornecidas pelo navegador e são acessíveis através do JavaScript, permitindo que os desenvolvedores criem aplicativos web avançados que se integram com as funções e recursos do sistema operacional e do hardware do dispositivo.</text:p>
      <text:p text:style-name="P13"/>
      <text:p text:style-name="P13"/>
      <text:p text:style-name="P13"/>
      <text:p text:style-name="P13"/>
      <text:p text:style-name="P13"/>
      <text:p text:style-name="P13"/>
      <text:p text:style-name="P13">_____________________________________________________________________</text:p>
      <text:p text:style-name="P13"/>
      <text:p text:style-name="P13"/>
      <text:p text:style-name="P13"/>
      <text:p text:style-name="P13"><text:soft-page-break/></text:p>
      <text:p text:style-name="P13"/>
      <text:p text:style-name="P36"><text:span text:style-name="T97">Sempre que uma função assíncrona é chamada, ela é enviada para uma </text:span><text:span text:style-name="Emphasis"><text:span text:style-name="T97">API do navegador</text:span></text:span><text:span text:style-name="T97"> . Essas são APIs incorporadas ao navegador. Com base no comando recebido da pilha de chamadas, a API inicia sua própria operação de thread único.</text:span></text:p>
      <text:p text:style-name="P35"/>
      <text:p text:style-name="P35">Caracteristicas do event loop:</text:p>
      <text:p text:style-name="P27"><text:span text:style-name="T60">S</text:span>ingle-thread – Apenas uma tarefa é executada por vez</text:p>
      <text:p text:style-name="P27"><text:span text:style-name="T60">A</text:span>synchronous – Tarefa executada quando é requisitada ou quando a stack esta vazia</text:p>
      <text:p text:style-name="P27"><text:span text:style-name="T60">N</text:span>on-blocking – <text:span text:style-name="T60">Ações assincronas não são bloqueantes</text:span></text:p>
      <text:p text:style-name="P8">Concurrent – Maneira inteligente de executar as tarefas uma de cada vez</text:p>
      <text:p text:style-name="P28"/>
      <text:p text:style-name="P34">Ordem de execução:</text:p>
      <text:p text:style-name="P8">Tarefas (tasks) – São tarefas bloqueantes (qualquer que não seja assincrona)</text:p>
      <text:p text:style-name="P8">Micro tarefas (microtasks) – Tarefas assincronas</text:p>
      <text:p text:style-name="P8">Macro tarefas (macrotasks) - setTimeout</text:p>
      <text:p text:style-name="P8"/>
      <text:p text:style-name="P8">A stack pega todas as tarefas bloqueantes, elas entrão e são executadas, então quando a stack fica vazia é a vez das microtarefas e depois das macrotarefas</text:p>
      <text:p text:style-name="P14"/>
      <text:p text:style-name="P5"/>
      <text:p text:style-name="P7"/>
      <text:p text:style-name="P2">_____________________________________________________________________</text:p>
      <text:p text:style-name="P9"/>
      <text:p text:style-name="P6"/>
      <text:h text:style-name="P1" text:outline-level="2"><text:soft-page-break/>Conceitos de tempo de execução</text:h>
      <text:h text:style-name="P47" text:outline-level="1">As seções a seguir explicam um modelo teorico. Mecanismos javascript modernos implementam e otimizam fortemente a semantica descrita</text:h>
      <text:p text:style-name="P41"/>
      <text:p text:style-name="P42"/>
      <text:p text:style-name="P43"/>
      <text:p text:style-name="P59"/>
      <text:p text:style-name="P2"/>
      <text:h text:style-name="P1" text:outline-level="2">Loop de eventos</text:h>
      <text:p text:style-name="P3"><text:span text:style-name="T61">Run-to-completion: </text:span><text:span text:style-name="T1">Cada mensagem é processada completamente antes que qualquer outra mensagem seja processada.</text:span></text:p>
      <text:p text:style-name="P45">Isso oferece algumas boas propriedades ao raciocinar sobre seu programa, incluindo o fato de que sempre que uma função é executada, ela não pode ser interrompida e será executada inteiramente antes de qualquer outro código ser executado (e pode modificar os dados manipulados pela função).</text:p>
      <text:p text:style-name="P44">Uma desvantagem desse modelo é que, se uma mensagem demorar muito para ser concluída, o aplicativo da Web não poderá processar as interações do usuário, como clicar ou rolar. O navegador atenua isso com a caixa de diálogo "um script está demorando muito para ser executado". Uma boa prática a seguir é tornar o processamento de mensagens curto e, se possível, reduzir uma mensagem em várias mensagens.</text:p>
      <text:p text:style-name="P2">_____________________________________________________________________ </text:p>
      <text:h text:style-name="P1" text:outline-level="2">Event Loop</text:h>
      <text:p text:style-name="P18"/>
      <text:p text:style-name="P17"/>
      <text:p text:style-name="P17"/>
      <text:p text:style-name="P17"><text:soft-page-break/></text:p>
      <text:p text:style-name="P4"/>
      <text:p text:style-name="P2"/>
      <text:p text:style-name="P2"/>
      <text:p text:style-name="P2">_____________________________________________________________________</text:p>
      <text:p text:style-name="P2"/>
      <text:p text:style-name="P11">AGORA ORGANIZAR ESSE ARQUIVO, NÃO DESCREVER AINDA,SÓ BOTAR OS TOPICOS</text:p>
      <text:p text:style-name="P2"/>
      <text:p text:style-name="P10">É um modelo de tempo de execução baseado em um loop de eventos, que é responsavel <text:s/>por executar o codigo, coletar e processar eventos e executar subtarefas enfileiradas.</text:p>
      <text:p text:style-name="P25">O event loop é um mecanismo interno que agenda as execuções do codigo</text:p>
      <text:p text:style-name="P20">Mecanismo interno </text:p>
      <text:p text:style-name="P20">É o ambiente circundante que agenda as execuções do codigo js.</text:p>
      <text:p text:style-name="P39">Tal iteração é chamada de tick no event loop. Cada evento é apenas um callback de função</text:p>
      <text:p text:style-name="P38">operações de agendamento na fila de eventos</text:p>
      <text:p text:style-name="P2"/>
      <text:p text:style-name="P2"/>
      <text:p text:style-name="P40">Quem diz a engine JS para executar partes do seu programa? A engine JS na verdade não é executada isoladamente, mas sim em um ambiente de hospedagem, que para a maioria dos devs é o navegador da web ou o node.js. Atualmente, o javascript é incorporado em todos os tipos de dispositivos. Cada dispositivo representa um tipo diferente de ambiente de hospedagem para a engine JS</text:p>
      <text:p text:style-name="P15">________________________________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7:24:47.982593350</meta:creation-date>
    <dc:date>2023-04-25T09:47:55.219425945</dc:date>
    <meta:editing-duration>P1DT11H43M11S</meta:editing-duration>
    <meta:editing-cycles>78</meta:editing-cycles>
    <meta:generator>LibreOffice/7.0.4.2$Linux_X86_64 LibreOffice_project/00$Build-2</meta:generator>
    <meta:document-statistic meta:table-count="0" meta:image-count="0" meta:object-count="0" meta:page-count="8" meta:paragraph-count="60" meta:word-count="1353" meta:character-count="8812" meta:non-whitespace-character-count="7508"/>
  </office:meta>
</office:document-meta>
</file>